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Symmetric_20_Arrow" draw:marker-end="Symmetric_20_Arrow" draw:fill="solid" draw:fill-color="#ffff00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center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3.558cm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fill="solid" draw:fill-color="#e6ff00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Symmetric_20_Arrow" draw:marker-end-width="0.25cm" draw:fill="solid" draw:fill-color="#ffff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378cm"/>
    </style:style>
    <style:style style:name="gr8" style:family="graphic" style:parent-style-name="standard">
      <style:graphic-properties draw:fill="none" draw:fill-color="#ffff00" draw:textarea-horizontal-align="center" draw:textarea-vertical-align="middle"/>
    </style:style>
    <style:style style:name="gr9" style:family="graphic" style:parent-style-name="standard">
      <style:graphic-properties draw:marker-start="Symmetric_20_Arrow" draw:marker-end="Symmetric_20_Arrow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fo:min-height="0.476cm"/>
    </style:style>
    <style:style style:name="gr11" style:family="graphic" style:parent-style-name="standard">
      <style:graphic-properties draw:stroke="dash" draw:stroke-dash="Ultrafine_20_Dashed" draw:marker-end="Symmetric_20_Arrow" draw:marker-end-width="0.25cm" draw:fill="solid" draw:fill-color="#ffff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288cm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6" style:family="graphic">
      <style:graphic-properties style:protect="size"/>
    </style:style>
    <style:style style:name="gr17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1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1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solid" draw:stroke-dash="Fine_20_Dotted" draw:fill="none" draw:textarea-horizontal-align="center" draw:textarea-vertical-align="middle"/>
    </style:style>
    <style:style style:name="gr20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1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ff" draw:secondary-fill-color="#99ccff" draw:fill-gradient-name="Gradient_20_1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ff" draw:secondary-fill-color="#99ccff" draw:fill-gradient-name="Gradient_20_1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ff" draw:secondary-fill-color="#99ccff" draw:fill-gradient-name="Gradient_20_1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5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e6e6ff" draw:secondary-fill-color="#99ccff" draw:fill-gradient-name="Gradient_20_1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e6e6ff" draw:secondary-fill-color="#99ccff" draw:fill-gradient-name="Gradient_20_1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pr1" style:family="presentation" style:parent-style-name="標準-backgroundobjects">
      <style:graphic-properties svg:stroke-width="0cm" draw:fill="none" draw:fill-color="#ffff00" draw:textarea-horizontal-align="center" draw:textarea-vertical-align="middle"/>
    </style:style>
    <style:style style:name="pr2" style:family="presentation" style:parent-style-name="標準-backgroundobjects">
      <style:graphic-properties draw:fill="solid" draw:fill-color="#ffffff" draw:textarea-horizontal-align="center" draw:textarea-vertical-align="middle" draw:shadow="hidden"/>
    </style:style>
    <style:style style:name="pr3" style:family="presentation" style:parent-style-name="標準-backgroundobjects">
      <style:graphic-properties draw:stroke="dash" draw:stroke-dash="Ultrafine_20_Dashed" draw:marker-end="Symmetric_20_Arrow" draw:textarea-horizontal-align="center" draw:textarea-vertical-align="middle"/>
    </style:style>
    <style:style style:name="pr4" style:family="presentation" style:parent-style-name="標準-backgroundobjects">
      <style:graphic-properties draw:textarea-horizontal-align="center" draw:textarea-vertical-align="middle"/>
    </style:style>
    <style:style style:name="pr5" style:family="presentation" style:parent-style-name="標準-backgroundobjects">
      <style:graphic-properties draw:stroke="none" draw:textarea-horizontal-align="center" draw:textarea-vertical-align="middle"/>
    </style:style>
    <style:style style:name="pr6" style:family="presentation" style:parent-style-name="標準-notes">
      <style:graphic-properties draw:fill-color="#ffffff" fo:min-height="11.4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style:use-window-font-color="true" fo:font-size="10pt" style:font-size-asian="10pt"/>
    </style:style>
    <style:style style:name="P10" style:family="paragraph">
      <style:paragraph-properties fo:margin-left="0cm" fo:margin-right="0cm" fo:text-align="center" fo:text-indent="0cm"/>
      <style:text-properties fo:font-size="10pt" style:font-size-asian="10pt"/>
    </style:style>
    <style:style style:name="P1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ja" style:country-asian="JP" style:font-style-asian="normal" style:font-weight-asian="normal" style:font-family-complex="'Arial Unicode MS'" style:font-pitch-complex="variable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language-asian="ja" style:country-asian="JP" style:font-style-asian="normal" style:font-weight-asian="normal" style:font-family-complex="'Arial Unicode MS'" style:font-pitch-complex="variable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0pt" style:language-asian="ja" style:country-asian="JP" style:font-style-asian="normal" style:font-weight-asian="normal" style:font-family-complex="'Arial Unicode MS'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1pt"/>
    </style:style>
    <style:style style:name="T4" style:family="text">
      <style:text-properties fo:font-size="10pt" style:font-size-asian="10pt"/>
    </style:style>
    <style:style style:name="T5" style:family="text">
      <style:text-properties fo:color="#00ffff" fo:font-size="10pt" style:font-size-asian="10pt" style:font-size-complex="10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font-size="12pt" style:font-size-asian="12pt"/>
    </style:style>
    <style:style style:name="T8" style:family="text">
      <style:text-properties fo:color="#ffffff" fo:font-size="10pt" style:font-size-asian="10pt" style:font-size-complex="10pt"/>
    </style:style>
    <style:style style:name="T9" style:family="text">
      <style:text-properties style:use-window-font-color="true" fo:font-size="10pt" style:font-size-asian="10pt"/>
    </style:style>
    <style:style style:name="T10" style:family="text">
      <style:text-properties fo:color="#000000" style:text-outline="false" style:text-line-through-style="none" style:text-position="0% 100%" fo:font-family="Thorndale" style:font-family-generic="roman" style:font-pitch="variable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0pt" style:language-asian="ja" style:country-asian="JP" style:font-style-asian="normal" style:font-weight-asian="normal" style:font-family-complex="'Arial Unicode MS'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fo:font-family="Thorndale" style:font-family-generic="roman" style:font-pitch="variable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4pt" style:language-asian="zh" style:country-asian="none" style:font-style-asian="normal" style:font-weight-asian="normal" style:font-family-complex="'Arial Unicode MS'" style:font-pitch-complex="variable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Thorndale" style:font-family-generic="roman" style:font-pitch="variable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language-asian="ja" style:country-asian="JP" style:font-style-asian="normal" style:font-weight-asian="normal" style:font-family-complex="'Arial Unicode MS'" style:font-pitch-complex="variable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fo:font-family="Thorndale" style:font-family-generic="roman" style:font-pitch="variable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0pt" style:language-asian="zh" style:country-asian="none" style:font-style-asian="normal" style:font-weight-asian="normal" style:font-family-complex="'Arial Unicode MS'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-2.1 process" draw:style-name="dp1" draw:master-page-name="標準">
        <office:forms form:automatic-focus="false" form:apply-design-mode="false"/>
        <draw:connector draw:style-name="gr1" draw:text-style-name="P1" draw:layer="layout" draw:line-skew="1.022cm" svg:x1="17.643cm" svg:y1="6.006cm" svg:x2="15.598cm" svg:y2="7.375cm" svg:d="m17643 6006v0 1369h-2045">
          <text:p/>
        </draw:connector>
        <draw:rect draw:style-name="gr2" draw:text-style-name="P4" draw:id="id6" draw:layer="layout" svg:width="4.233cm" svg:height="1.27cm" svg:x="11.965cm" svg:y="7.232cm">
          <text:p text:style-name="P2"><text:span text:style-name="T1">postgres</text:span></text:p>
          <text:p text:style-name="P3"><text:span text:style-name="T2">(</text:span><text:span text:style-name="T2">バックエンドプロセス</text:span><text:span text:style-name="T2">)</text:span></text:p>
        </draw:rect>
        <draw:rect presentation:style-name="pr1" draw:text-style-name="P2" draw:layer="layout" svg:width="7.643cm" svg:height="0.741cm" svg:x="13.574cm" svg:y="2.166cm">
          <text:p text:style-name="P2"><text:span text:style-name="T3">PostgreSQL</text:span><text:span text:style-name="T3">データベースシステム</text:span></text:p>
        </draw:rect>
        <draw:rect presentation:style-name="pr2" draw:text-style-name="P4" draw:id="id1" draw:layer="layout" svg:width="4.335cm" svg:height="0.836cm" svg:x="3.41cm" svg:y="3.188cm">
          <text:p text:style-name="P2"><text:span text:style-name="T2">クライアント</text:span></text:p>
        </draw:rect>
        <draw:connector presentation:style-name="pr3" draw:text-style-name="P1" draw:layer="layout" svg:x1="7.745cm" svg:y1="3.606cm" svg:x2="9.882cm" svg:y2="4.023cm" draw:start-shape="id1" draw:start-glue-point="1" draw:end-shape="id2" draw:end-glue-point="3" svg:d="m7745 3606h1069v417h1068">
          <text:p/>
        </draw:connector>
        <draw:g>
          <draw:rect presentation:style-name="pr4" draw:text-style-name="P1" draw:layer="layout" svg:width="3.912cm" svg:height="1.28cm" svg:x="16.24cm" svg:y="9.845cm">
            <text:p/>
          </draw:rect>
          <draw:ellipse presentation:style-name="pr4" draw:text-style-name="P1" draw:layer="layout" svg:width="3.901cm" svg:height="0.264cm" svg:x="16.251cm" svg:y="9.723cm">
            <text:p/>
          </draw:ellipse>
          <draw:ellipse presentation:style-name="pr4" draw:text-style-name="P1" draw:layer="layout" svg:width="3.918cm" svg:height="0.309cm" svg:x="16.224cm" svg:y="10.967cm">
            <text:p/>
          </draw:ellipse>
          <draw:rect presentation:style-name="pr5" draw:text-style-name="P1" draw:layer="layout" svg:width="3.828cm" svg:height="0.268cm" svg:x="16.314cm" svg:y="10.881cm">
            <text:p/>
          </draw:rect>
        </draw:g>
        <draw:frame draw:style-name="gr3" draw:text-style-name="P5" draw:layer="layout" svg:width="3.558cm" svg:height="0.847cm" svg:x="16.41cm" svg:y="10.17cm">
          <draw:text-box>
            <text:p text:style-name="P2"><text:span text:style-name="T4">データベースクラスタ</text:span></text:p>
            <text:p text:style-name="P2"><text:span text:style-name="T4">(</text:span><text:span text:style-name="T4">データベース領域</text:span><text:span text:style-name="T4">)</text:span></text:p>
          </draw:text-box>
        </draw:frame>
        <draw:rect draw:style-name="gr2" draw:text-style-name="P4" draw:id="id2" draw:layer="layout" svg:width="4.233cm" svg:height="1.27cm" svg:x="9.882cm" svg:y="3.388cm">
          <text:p text:style-name="P2"><text:span text:style-name="T1">postgres</text:span></text:p>
          <text:p text:style-name="P3"><text:span text:style-name="T2">(DBMS</text:span><text:span text:style-name="T2">デーモン</text:span><text:span text:style-name="T2">)</text:span></text:p>
        </draw:rect>
        <draw:rect draw:style-name="gr4" draw:text-style-name="P4" draw:id="id4" draw:layer="layout" svg:width="4.233cm" svg:height="1.27cm" svg:x="10.166cm" svg:y="6.28cm">
          <text:p text:style-name="P2"><text:span text:style-name="T5">_</text:span><text:span text:style-name="T6">postgres</text:span></text:p>
          <text:p text:style-name="P3"><text:span text:style-name="T2">(</text:span><text:span text:style-name="T2">バックエンドプロセス</text:span><text:span text:style-name="T2">)</text:span></text:p>
        </draw:rect>
        <draw:rect draw:style-name="gr5" draw:text-style-name="P6" draw:id="id3" draw:layer="layout" svg:width="3.343cm" svg:height="0.909cm" svg:x="14.855cm" svg:y="5.053cm">
          <text:p text:style-name="P3"><text:span text:style-name="T7">共有メモリ</text:span></text:p>
        </draw:rect>
        <draw:connector draw:style-name="gr1" draw:text-style-name="P1" draw:layer="layout" svg:x1="14.115cm" svg:y1="4.023cm" svg:x2="16.526cm" svg:y2="5.053cm" draw:start-shape="id2" draw:start-glue-point="1" draw:end-shape="id3" draw:end-glue-point="0" svg:d="m14115 4023h2411v1030">
          <text:p/>
        </draw:connector>
        <draw:line draw:style-name="gr6" draw:text-style-name="P1" draw:layer="layout" svg:x1="11.894cm" svg:y1="4.765cm" svg:x2="11.929cm" svg:y2="5.999cm">
          <text:p/>
        </draw:line>
        <draw:frame draw:style-name="gr7" draw:text-style-name="P7" draw:layer="layout" svg:width="1.378cm" svg:height="0.598cm" svg:x="11.939cm" svg:y="5.143cm">
          <draw:text-box>
            <text:p text:style-name="P3"><text:span text:style-name="T8">_</text:span><text:span text:style-name="T2">fork()</text:span></text:p>
          </draw:text-box>
        </draw:frame>
        <draw:rect draw:style-name="gr8" draw:text-style-name="P1" draw:layer="layout" svg:width="16.661cm" svg:height="9.892cm" svg:x="9.411cm" svg:y="1.804cm">
          <text:p/>
        </draw:rect>
        <draw:connector draw:style-name="gr1" draw:text-style-name="P1" draw:layer="layout" svg:x1="14.399cm" svg:y1="6.915cm" svg:x2="16.526cm" svg:y2="5.962cm" draw:start-shape="id4" draw:start-glue-point="1" draw:end-shape="id3" draw:end-glue-point="2" svg:d="m14399 6915h2127v-953">
          <text:p/>
        </draw:connector>
        <draw:connector draw:style-name="gr1" draw:text-style-name="P1" draw:layer="layout" svg:x1="10.166cm" svg:y1="6.915cm" svg:x2="5.577cm" svg:y2="4.024cm" draw:start-shape="id4" draw:start-glue-point="3" draw:end-shape="id1" draw:end-glue-point="2" svg:d="m10166 6915h-4589v-2891">
          <text:p/>
        </draw:connector>
        <draw:rect presentation:style-name="pr2" draw:text-style-name="P4" draw:id="id5" draw:layer="layout" svg:width="4.335cm" svg:height="0.836cm" svg:x="3.41cm" svg:y="8.266cm">
          <text:p text:style-name="P2"><text:span text:style-name="T2">クライアント</text:span></text:p>
        </draw:rect>
        <draw:connector draw:style-name="gr9" draw:text-style-name="P1" draw:layer="layout" svg:x1="7.745cm" svg:y1="8.684cm" svg:x2="11.965cm" svg:y2="7.867cm" draw:start-shape="id5" draw:start-glue-point="1" draw:end-shape="id6" draw:end-glue-point="3" svg:d="m7745 8684h2110v-817h2110">
          <text:p/>
        </draw:connector>
        <draw:frame draw:style-name="gr10" draw:text-style-name="P2" draw:layer="layout" svg:width="2.96cm" svg:height="0.476cm" svg:x="10.647cm" svg:y="3.041cm">
          <draw:text-box>
            <text:p text:style-name="P2"><text:span text:style-name="T3"><text:s/></text:span><text:span text:style-name="T3">接続要求</text:span></text:p>
          </draw:text-box>
        </draw:frame>
        <draw:line draw:style-name="gr11" draw:text-style-name="P8" draw:layer="layout" svg:x1="14.095cm" svg:y1="3.665cm" svg:x2="16.69cm" svg:y2="3.677cm">
          <text:p text:style-name="P2"><text:span text:style-name="T2">fork()</text:span></text:p>
          <text:p text:style-name="P2"><text:span text:style-name="T2"/></text:p>
        </draw:line>
        <draw:frame draw:style-name="gr12" draw:layer="layout" svg:width="2.906cm" svg:height="1.021cm" svg:x="8.969cm" svg:y="19.21cm">
          <draw:text-box>
            <text:p text:style-name="P3">fig-2.1</text:p>
          </draw:text-box>
        </draw:frame>
        <draw:custom-shape draw:style-name="gr13" draw:text-style-name="P1" draw:layer="layout" svg:width="1.836cm" svg:height="0.909cm" svg:x="17.12cm" svg:y="8.59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4" draw:layer="layout" draw:line-skew="0cm 0.179cm" svg:x1="21.286cm" svg:y1="5.25cm" svg:x2="18.198cm" svg:y2="5.507cm" draw:start-shape="id7" draw:start-glue-point="2" draw:end-shape="id3" draw:end-glue-point="1" svg:d="m21286 5250v501h-2286v-244h-802">
          <text:p/>
        </draw:connector>
        <draw:connector draw:style-name="gr14" draw:layer="layout" draw:line-skew="0cm -0.171cm" svg:x1="21.986cm" svg:y1="5.85cm" svg:x2="18.198cm" svg:y2="5.507cm" draw:start-shape="id8" draw:start-glue-point="2" draw:end-shape="id3" draw:end-glue-point="1" svg:d="m21986 5850v501h-2986v-844h-802">
          <text:p/>
        </draw:connector>
        <draw:connector draw:style-name="gr14" draw:layer="layout" draw:line-skew="0cm -0.521cm" svg:x1="22.686cm" svg:y1="6.45cm" svg:x2="18.198cm" svg:y2="5.507cm" draw:start-shape="id9" draw:start-glue-point="2" draw:end-shape="id3" draw:end-glue-point="1" svg:d="m22686 6450v501h-3686v-1444h-802">
          <text:p/>
        </draw:connector>
        <draw:connector draw:style-name="gr14" draw:layer="layout" draw:line-skew="0cm -0.871cm" svg:x1="23.386cm" svg:y1="7.15cm" svg:x2="18.198cm" svg:y2="5.507cm" draw:start-shape="id10" draw:start-glue-point="2" draw:end-shape="id3" draw:end-glue-point="1" svg:d="m23386 7150v501h-4386v-2144h-802">
          <text:p/>
        </draw:connector>
        <draw:connector draw:style-name="gr14" draw:layer="layout" draw:line-skew="0cm -1.171cm" svg:x1="23.986cm" svg:y1="7.95cm" svg:x2="18.198cm" svg:y2="5.507cm" draw:start-shape="id11" draw:start-glue-point="2" draw:end-shape="id3" draw:end-glue-point="1" svg:d="m23986 7950v501h-4986v-2944h-802">
          <text:p/>
        </draw:connector>
        <draw:rect draw:style-name="gr4" draw:text-style-name="P9" draw:id="id11" draw:layer="layout" svg:width="3.686cm" svg:height="1.27cm" svg:x="22.143cm" svg:y="6.68cm">
          <text:p text:style-name="P2"><text:span text:style-name="T9">_postgres</text:span></text:p>
          <text:p text:style-name="P2"><text:span text:style-name="T9">アーカイバ</text:span></text:p>
        </draw:rect>
        <draw:rect draw:style-name="gr4" draw:text-style-name="P9" draw:id="id10" draw:layer="layout" svg:width="3.686cm" svg:height="1.27cm" svg:x="21.543cm" svg:y="5.88cm">
          <text:p text:style-name="P2"><text:span text:style-name="T9">_postgres</text:span></text:p>
          <text:p text:style-name="P2"><text:span text:style-name="T9">ログライタ</text:span></text:p>
        </draw:rect>
        <draw:rect draw:style-name="gr4" draw:text-style-name="P9" draw:id="id9" draw:layer="layout" svg:width="3.686cm" svg:height="1.27cm" svg:x="20.843cm" svg:y="5.18cm">
          <text:p text:style-name="P2"><text:span text:style-name="T9">_postgres</text:span></text:p>
          <text:p text:style-name="P2"><text:span text:style-name="T9">統計情報コレクタ</text:span></text:p>
        </draw:rect>
        <draw:rect draw:style-name="gr4" draw:text-style-name="P9" draw:id="id8" draw:layer="layout" svg:width="3.686cm" svg:height="1.27cm" svg:x="20.143cm" svg:y="4.58cm">
          <text:p text:style-name="P2"><text:span text:style-name="T9">_postgres</text:span></text:p>
          <text:p text:style-name="P2"><text:span text:style-name="T9">WAL</text:span><text:span text:style-name="T9">ライタ</text:span></text:p>
        </draw:rect>
        <draw:rect draw:style-name="gr4" draw:text-style-name="P9" draw:id="id7" draw:layer="layout" svg:width="3.686cm" svg:height="1.27cm" svg:x="19.443cm" svg:y="3.98cm">
          <text:p text:style-name="P2"><text:span text:style-name="T9"/></text:p>
          <text:p text:style-name="P2"><text:span text:style-name="T9">AUTOVACUUM</text:span></text:p>
        </draw:rect>
        <draw:rect draw:style-name="gr4" draw:text-style-name="P10" draw:id="id12" draw:layer="layout" svg:width="4.614cm" svg:height="1.27cm" svg:x="16.973cm" svg:y="3.38cm">
          <text:p text:style-name="P2"><text:span text:style-name="T4">バックグランドライタ</text:span></text:p>
        </draw:rect>
        <draw:connector draw:style-name="gr15" draw:layer="layout" svg:x1="19.28cm" svg:y1="4.65cm" svg:x2="18.198cm" svg:y2="5.507cm" draw:start-shape="id12" draw:start-glue-point="2" draw:end-shape="id3" draw:end-glue-point="1" svg:d="m19280 4650v857h-1082">
          <text:p/>
        </draw:connector>
        <presentation:notes draw:style-name="dp2">
          <draw:page-thumbnail draw:style-name="gr16" draw:layer="layout" svg:width="13.705cm" svg:height="10.279cm" svg:x="3.641cm" svg:y="2.853cm" draw:page-number="1"/>
          <draw:frame presentation:style-name="pr6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rect draw:style-name="gr17" draw:text-style-name="P12" draw:layer="layout" svg:width="13.604cm" svg:height="1.931cm" svg:x="9.021cm" svg:y="4.281cm">
          <text:p text:style-name="P11"><text:span text:style-name="T10">バックエンドプロセス</text:span></text:p>
          <text:p text:style-name="P11"><text:span text:style-name="T10"/></text:p>
          <text:p text:style-name="P11"><text:span text:style-name="T10"/></text:p>
          <text:p text:style-name="P11"><text:span text:style-name="T10"/></text:p>
        </draw:rect>
        <draw:rect draw:style-name="gr18" draw:text-style-name="P12" draw:layer="layout" svg:width="13.459cm" svg:height="1.931cm" svg:x="8.865cm" svg:y="4.08cm">
          <text:p text:style-name="P11"><text:span text:style-name="T10">バックエンドプロセス</text:span></text:p>
          <text:p text:style-name="P11"><text:span text:style-name="T10"/></text:p>
          <text:p text:style-name="P11"><text:span text:style-name="T10"/></text:p>
          <text:p text:style-name="P11"><text:span text:style-name="T10"/></text:p>
        </draw:rect>
        <draw:rect draw:style-name="gr4" draw:text-style-name="P4" draw:layer="layout" svg:width="2.48cm" svg:height="1cm" svg:x="11.432cm" svg:y="8.058cm">
          <text:p text:style-name="P3"><text:span text:style-name="T2"><text:s/></text:span><text:span text:style-name="T2">WAL</text:span><text:span text:style-name="T2">バッファ</text:span></text:p>
        </draw:rect>
        <draw:rect draw:style-name="gr4" draw:text-style-name="P4" draw:layer="layout" svg:width="3.54cm" svg:height="1cm" svg:x="7.705cm" svg:y="8.085cm">
          <text:p text:style-name="P2"><text:span text:style-name="T2">共有バッファ</text:span></text:p>
          <text:p text:style-name="P2"><text:span text:style-name="T2">(shared_buffers)</text:span></text:p>
        </draw:rect>
        <draw:rect draw:style-name="gr4" draw:text-style-name="P4" draw:layer="layout" svg:width="3.41cm" svg:height="1cm" svg:x="16.665cm" svg:y="8.051cm">
          <text:p text:style-name="P2"><text:span text:style-name="T2">空き領域マップ</text:span></text:p>
          <text:p text:style-name="P2"><text:span text:style-name="T2">(Free Space Map)</text:span></text:p>
        </draw:rect>
        <draw:rect draw:style-name="gr19" draw:text-style-name="P8" draw:layer="layout" svg:width="16.571cm" svg:height="2.461cm" svg:x="7.447cm" svg:y="6.854cm">
          <text:p text:style-name="P1"><text:span text:style-name="T2">共有メモリ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20" draw:text-style-name="P12" draw:layer="layout" svg:width="13.419cm" svg:height="1.931cm" svg:x="8.554cm" svg:y="3.904cm">
          <text:p text:style-name="P11"><text:span text:style-name="T10">バックエンドプロセス</text:span></text:p>
          <text:p text:style-name="P11"><text:span text:style-name="T10"/></text:p>
          <text:p text:style-name="P11"><text:span text:style-name="T10"/></text:p>
          <text:p text:style-name="P11"><text:span text:style-name="T10"/></text:p>
        </draw:rect>
        <draw:rect draw:style-name="gr21" draw:text-style-name="P13" draw:layer="layout" svg:width="4.404cm" svg:height="0.596cm" svg:x="14.354cm" svg:y="5.128cm">
          <text:p text:style-name="P11"><text:span text:style-name="T11">maintenance_work</text:span><text:span text:style-name="T12">_mem</text:span></text:p>
        </draw:rect>
        <draw:rect draw:style-name="gr22" draw:text-style-name="P13" draw:layer="layout" svg:width="2.433cm" svg:height="0.613cm" svg:x="11.815cm" svg:y="5.107cm">
          <text:p text:style-name="P11"><text:span text:style-name="T12">work_mem</text:span></text:p>
        </draw:rect>
        <draw:rect draw:style-name="gr23" draw:text-style-name="P14" draw:layer="layout" svg:width="2.433cm" svg:height="0.613cm" svg:x="9.216cm" svg:y="5.096cm">
          <text:p text:style-name="P11"><text:span text:style-name="T10">temp_buffers</text:span></text:p>
        </draw:rect>
        <draw:rect draw:style-name="gr4" draw:text-style-name="P4" draw:layer="layout" svg:width="3.585cm" svg:height="1cm" svg:x="20.271cm" svg:y="8.075cm">
          <text:p text:style-name="P2"><text:span text:style-name="T2">ビジビリティマップ　</text:span></text:p>
          <text:p text:style-name="P2"><text:span text:style-name="T2">（</text:span><text:span text:style-name="T2">VisibilityMap)</text:span></text:p>
        </draw:rect>
        <draw:rect draw:style-name="gr4" draw:text-style-name="P4" draw:layer="layout" svg:width="2.48cm" svg:height="1cm" svg:x="14.032cm" svg:y="8.063cm">
          <text:p text:style-name="P2"><text:span text:style-name="T2">コミットログ</text:span></text:p>
          <text:p text:style-name="P2"><text:span text:style-name="T2">(CLOG)</text:span></text:p>
        </draw:rect>
        <draw:custom-shape draw:style-name="gr24" draw:text-style-name="P8" draw:layer="layout" svg:width="4.134cm" svg:height="1.598cm" svg:x="13.256cm" svg:y="10.497cm">
          <text:p text:style-name="P1"><text:span text:style-name="T2">データベースクラスタ</text:span></text:p>
          <text:p text:style-name="P1"><text:span text:style-name="T2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" draw:layer="layout" svg:width="1.516cm" svg:height="0.882cm" svg:x="14.382cm" svg:y="5.9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.516cm" svg:height="0.882cm" svg:x="14.482cm" svg:y="9.5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5" draw:text-style-name="P14" draw:id="id13" draw:layer="layout" svg:width="3.069cm" svg:height="0.596cm" svg:x="18.854cm" svg:y="5.128cm">
          <text:p text:style-name="P11"><text:span text:style-name="T13">カタログキャッシュ</text:span></text:p>
        </draw:rect>
        <draw:rect draw:style-name="gr26" draw:text-style-name="P14" draw:id="id14" draw:layer="layout" svg:width="3.568cm" svg:height="0.657cm" svg:x="18.554cm" svg:y="7.028cm">
          <text:p text:style-name="P11"><text:span text:style-name="T13">システムカタログ</text:span></text:p>
        </draw:rect>
        <draw:connector draw:style-name="gr27" draw:layer="layout" draw:type="line" svg:x1="20.388cm" svg:y1="5.724cm" svg:x2="20.338cm" svg:y2="7.028cm" draw:start-shape="id13" draw:start-glue-point="2" draw:end-shape="id14" draw:end-glue-point="0" svg:d="m20388 5724-50 1304">
          <text:p/>
        </draw:connector>
        <presentation:notes draw:style-name="dp2">
          <draw:page-thumbnail draw:style-name="gr16" draw:layer="layout" svg:width="13.705cm" svg:height="10.279cm" svg:x="3.641cm" svg:y="2.853cm" draw:page-number="2" presentation:class="page"/>
          <draw:frame presentation:style-name="pr6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4" draw:display-name="Gradient 14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zxx" fo:country="none" style:font-family-asian="'HG Mincho Light J'" style:font-pitch-asian="variable" style:font-size-asian="24pt" style:language-asian="ja" style:country-asian="JP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background" style:family="presentation">
      <style:graphic-properties draw:stroke="none" draw:fill="none"/>
    </style:style>
    <style:style style:name="標準-backgroundobjects" style:family="presentation">
      <style:graphic-properties draw:shadow="hidden" draw:shadow-offset-x="0.3cm" draw:shadow-offset-y="0.3cm" draw:shadow-color="#808080"/>
    </style:style>
    <style:style style:name="標準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標準" style:page-layout-name="PM1" draw:style-name="Mdp1">
      <draw:frame presentation:style-name="標準-title" draw:layer="backgroundobjects" svg:width="23.91cm" svg:height="3.506cm" svg:x="2.057cm" svg:y="1.743cm" presentation:class="title" presentation:placeholder="true">
        <draw:text-box/>
      </draw:frame>
      <draw:frame presentation:style-name="標準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標準-title" draw:layer="backgroundobjects" svg:width="13.705cm" svg:height="10.279cm" svg:x="3.641cm" svg:y="2.853cm" presentation:class="page"/>
        <draw:frame presentation:style-name="標準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hironobu suzuki</meta:initial-creator>
    <meta:creation-date>2003-02-23T12:26:57</meta:creation-date>
    <dc:creator>suzuki hironobu</dc:creator>
    <dc:date>2012-07-25T08:28:00</dc:date>
    <meta:printed-by>hironobu suzuki</meta:printed-by>
    <meta:print-date>2003-06-15T13:09:49</meta:print-date>
    <dc:language>ja-JP</dc:language>
    <meta:editing-cycles>537</meta:editing-cycles>
    <meta:editing-duration>PT142H27M54S</meta:editing-duration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0000ff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/04/19</text:date>, <text:time>04:0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